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e sanctuary was home to a diverse array of animals, each with its own place in the intricate web of life. At dawn, the forest awakened to the calls of howler monkeys, whose cries echoed through the canopy like the voices of ancient spirits. The ground below was alive with the rustle of leaves as a family of tapirs foraged for food, their presence a silent testament to the forest's abundan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2T12:09:09.696311985</meta:creation-date>
    <dc:date>2024-08-12T12:09:38.494055423</dc:date>
    <meta:editing-duration>PT30S</meta:editing-duration>
    <meta:editing-cycles>1</meta:editing-cycles>
    <meta:document-statistic meta:table-count="0" meta:image-count="0" meta:object-count="0" meta:page-count="1" meta:paragraph-count="1" meta:word-count="71" meta:character-count="396" meta:non-whitespace-character-count="326"/>
    <meta:generator>LibreOffice/7.6.2.1$Linux_X86_64 LibreOffice_project/60$Build-1</meta:generator>
  </office:meta>
</office:document-meta>
</file>